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e837" officeooo:paragraph-rsid="001ee837"/>
    </style:style>
    <style:style style:name="P2" style:family="paragraph" style:parent-style-name="Standard">
      <style:paragraph-properties fo:text-align="justify" style:justify-single-word="false"/>
      <style:text-properties officeooo:rsid="001ee837" officeooo:paragraph-rsid="001ee837"/>
    </style:style>
    <style:style style:name="P3" style:family="paragraph" style:parent-style-name="Standard">
      <style:text-properties officeooo:rsid="001f0d75" officeooo:paragraph-rsid="001f0d75"/>
    </style:style>
    <style:style style:name="P4" style:family="paragraph" style:parent-style-name="Standard">
      <style:paragraph-properties fo:text-align="justify" style:justify-single-word="false"/>
      <style:text-properties officeooo:rsid="001f0d75" officeooo:paragraph-rsid="001f0d75"/>
    </style:style>
    <style:style style:name="P5" style:family="paragraph" style:parent-style-name="Standard">
      <style:paragraph-properties fo:text-align="justify" style:justify-single-word="false"/>
      <style:text-properties officeooo:rsid="001f0d75" officeooo:paragraph-rsid="004b31d6"/>
    </style:style>
    <style:style style:name="P6" style:family="paragraph" style:parent-style-name="Standard">
      <style:text-properties fo:font-weight="bold" officeooo:rsid="001f0d75" officeooo:paragraph-rsid="001f0d75" style:font-weight-asian="bold" style:font-weight-complex="bold"/>
    </style:style>
    <style:style style:name="P7" style:family="paragraph" style:parent-style-name="Standard">
      <style:text-properties fo:font-weight="bold" officeooo:rsid="001f706c" officeooo:paragraph-rsid="001f706c" style:font-weight-asian="bold" style:font-weight-complex="bold"/>
    </style:style>
    <style:style style:name="P8" style:family="paragraph" style:parent-style-name="Standard">
      <style:text-properties fo:font-style="normal" fo:font-weight="bold" officeooo:rsid="001f706c" officeooo:paragraph-rsid="001f706c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bold" officeooo:rsid="0020a0a3" officeooo:paragraph-rsid="0020a0a3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fo:font-weight="bold" officeooo:rsid="0025b4a4" officeooo:paragraph-rsid="0025b4a4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bold" officeooo:rsid="002bfe54" officeooo:paragraph-rsid="002bfe54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fo:font-weight="bold" officeooo:rsid="002ccf6d" officeooo:paragraph-rsid="002ccf6d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fo:font-weight="bold" officeooo:rsid="002e39fd" officeooo:paragraph-rsid="002e39fd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normal" fo:font-weight="bold" officeooo:rsid="00309bc4" officeooo:paragraph-rsid="00309bc4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fo:font-weight="bold" officeooo:rsid="003af28e" officeooo:paragraph-rsid="003af28e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fo:font-weight="bold" officeooo:rsid="004221b4" officeooo:paragraph-rsid="004221b4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fo:font-weight="normal" officeooo:rsid="001f706c" officeooo:paragraph-rsid="001f706c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normal" officeooo:rsid="001f706c" officeooo:paragraph-rsid="001f706c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20a0a3" officeooo:paragraph-rsid="0020a0a3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20a0a3" officeooo:paragraph-rsid="0036963a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22fd14" officeooo:paragraph-rsid="0022fd14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22fd14" officeooo:paragraph-rsid="0034d866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22fd14" officeooo:paragraph-rsid="004c6878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276a75" officeooo:paragraph-rsid="00276a75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tyle="normal" fo:font-weight="normal" officeooo:rsid="00276a75" officeooo:paragraph-rsid="00276a75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tyle="normal" fo:font-weight="normal" officeooo:rsid="002c0a96" officeooo:paragraph-rsid="002c0a96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2c8b5a" officeooo:paragraph-rsid="002c8b5a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tyle="normal" fo:font-weight="normal" officeooo:rsid="002ccf6d" officeooo:paragraph-rsid="002ccf6d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2e39fd" officeooo:paragraph-rsid="002e39fd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tyle="normal" fo:font-weight="normal" officeooo:rsid="00325c06" officeooo:paragraph-rsid="00325c06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34857b" officeooo:paragraph-rsid="0034857b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tyle="normal" fo:font-weight="normal" officeooo:rsid="0034857b" officeooo:paragraph-rsid="0034857b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383999" officeooo:paragraph-rsid="00383999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3af28e" officeooo:paragraph-rsid="003af28e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3af28e" officeooo:paragraph-rsid="003b3124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3af28e" officeooo:paragraph-rsid="003d8da8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tyle="normal" fo:font-weight="normal" officeooo:rsid="003af28e" officeooo:paragraph-rsid="003af28e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3b3124" officeooo:paragraph-rsid="003b3124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tyle="normal" fo:font-weight="normal" officeooo:rsid="003b3124" officeooo:paragraph-rsid="003b3124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tyle="normal" fo:font-weight="normal" officeooo:rsid="003b3124" officeooo:paragraph-rsid="003f1fde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3f1fde" officeooo:paragraph-rsid="003f1fde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4221b4" officeooo:paragraph-rsid="004221b4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4482b3" officeooo:paragraph-rsid="00543c21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tyle="normal" fo:font-weight="normal" officeooo:rsid="00486b0a" officeooo:paragraph-rsid="00486b0a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tyle="normal" fo:font-weight="normal" officeooo:rsid="005afbda" officeooo:paragraph-rsid="00486b0a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italic" fo:font-weight="normal" officeooo:rsid="002e39fd" officeooo:paragraph-rsid="002e39fd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weight="normal" officeooo:rsid="001f0d75" officeooo:paragraph-rsid="003caf73" style:font-weight-asian="normal" style:font-weight-complex="normal"/>
    </style:style>
    <style:style style:name="P48" style:family="paragraph" style:parent-style-name="Standard">
      <style:paragraph-properties fo:text-align="center" style:justify-single-word="false"/>
      <style:text-properties fo:font-size="20pt" officeooo:rsid="001ee837" officeooo:paragraph-rsid="001ee837" style:font-size-asian="20pt" style:font-size-complex="20pt"/>
    </style:style>
    <style:style style:name="P49" style:family="paragraph" style:parent-style-name="Standard">
      <style:text-properties fo:color="#666666" fo:font-style="italic" fo:font-weight="normal" officeooo:rsid="00276a75" officeooo:paragraph-rsid="00276a75" style:font-style-asian="italic" style:font-weight-asian="normal" style:font-style-complex="italic" style:font-weight-complex="normal"/>
    </style:style>
    <style:style style:name="P50" style:family="paragraph" style:parent-style-name="Standard">
      <style:text-properties fo:color="#666666" fo:font-style="italic" fo:font-weight="bold" officeooo:rsid="00276a75" officeooo:paragraph-rsid="00276a75" style:font-style-asian="italic" style:font-weight-asian="bold" style:font-style-complex="italic" style:font-weight-complex="bold"/>
    </style:style>
    <style:style style:name="P51" style:family="paragraph" style:parent-style-name="Standard">
      <style:text-properties fo:color="#666666" fo:font-style="normal" fo:font-weight="normal" officeooo:rsid="001f706c" officeooo:paragraph-rsid="001f706c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color="#666666" fo:font-style="normal" fo:font-weight="normal" officeooo:rsid="0020a0a3" officeooo:paragraph-rsid="0020a0a3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color="#666666" fo:font-style="normal" fo:font-weight="normal" officeooo:rsid="00276a75" officeooo:paragraph-rsid="00276a75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color="#666666" fo:font-style="normal" fo:font-weight="normal" officeooo:rsid="0029689d" officeooo:paragraph-rsid="0029689d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color="#666666" fo:font-style="normal" fo:font-weight="normal" officeooo:rsid="003a418d" officeooo:paragraph-rsid="003a418d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color="#666666" fo:font-style="normal" fo:font-weight="normal" officeooo:rsid="003a418d" officeooo:paragraph-rsid="003a418d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color="#666666" fo:font-style="normal" fo:font-weight="normal" officeooo:rsid="002e39fd" officeooo:paragraph-rsid="002e39fd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color="#666666" fo:font-style="normal" fo:font-weight="bold" officeooo:rsid="00276a75" officeooo:paragraph-rsid="00276a75" style:font-style-asian="normal" style:font-weight-asian="bold" style:font-style-complex="normal" style:font-weight-complex="bold"/>
    </style:style>
    <style:style style:name="P59" style:family="paragraph" style:parent-style-name="Standard">
      <style:paragraph-properties fo:text-align="justify" style:justify-single-word="false"/>
      <style:text-properties fo:color="#666666" fo:font-style="normal" fo:font-weight="bold" officeooo:rsid="0029689d" officeooo:paragraph-rsid="0029689d" style:font-style-asian="normal" style:font-weight-asian="bold" style:font-style-complex="normal" style:font-weight-complex="bold"/>
    </style:style>
    <style:style style:name="P60" style:family="paragraph" style:parent-style-name="Standard">
      <style:text-properties fo:color="#666666" fo:font-style="normal" fo:font-weight="bold" officeooo:rsid="004221b4" officeooo:paragraph-rsid="004221b4" style:font-style-asian="normal" style:font-weight-asian="bold" style:font-style-complex="normal" style:font-weight-complex="bold"/>
    </style:style>
    <style:style style:name="P61" style:family="paragraph" style:parent-style-name="Standard">
      <style:paragraph-properties fo:text-align="justify" style:justify-single-word="false"/>
      <style:text-properties fo:color="#000000" fo:font-style="italic" fo:font-weight="normal" officeooo:rsid="003caf73" officeooo:paragraph-rsid="003caf73" style:font-style-asian="italic" style:font-weight-asian="normal" style:font-style-complex="italic" style:font-weight-complex="normal"/>
    </style:style>
    <style:style style:name="P62" style:family="paragraph" style:parent-style-name="Standard">
      <style:text-properties fo:font-size="10.5pt" fo:font-style="italic" fo:font-weight="normal" officeooo:rsid="003caf73" officeooo:paragraph-rsid="003caf73" style:font-size-asian="10.5pt" style:font-style-asian="italic" style:font-weight-asian="normal" style:font-size-complex="10.5pt" style:font-style-complex="italic" style:font-weight-complex="normal"/>
    </style:style>
    <style:style style:name="P63" style:family="paragraph" style:parent-style-name="Standard">
      <style:text-properties style:font-name="Lucida Console" fo:font-size="10.5pt" fo:font-style="normal" fo:font-weight="normal" officeooo:rsid="004221b4" officeooo:paragraph-rsid="004221b4" style:font-size-asian="10.5pt" style:font-style-asian="normal" style:font-weight-asian="normal" style:font-size-complex="10.5pt" style:font-style-complex="normal" style:font-weight-complex="normal"/>
    </style:style>
    <style:style style:name="P64" style:family="paragraph" style:parent-style-name="Standard">
      <style:text-properties fo:color="#00008b" style:font-name="Lucida Console" fo:font-size="10.5pt" fo:font-style="normal" fo:font-weight="bold" officeooo:rsid="004221b4" officeooo:paragraph-rsid="004221b4" style:font-size-asian="10.5pt" style:font-style-asian="normal" style:font-weight-asian="bold" style:font-size-complex="10.5pt" style:font-style-complex="normal" style:font-weight-complex="bold"/>
    </style:style>
    <style:style style:name="P65" style:family="paragraph" style:parent-style-name="Standard">
      <style:text-properties fo:color="#666666" fo:font-style="normal" fo:font-weight="normal" officeooo:rsid="001f0d75" officeooo:paragraph-rsid="003caf73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font-style="normal" fo:font-weight="bold" officeooo:rsid="002c0a96" officeooo:paragraph-rsid="0022fd14" style:font-style-asian="normal" style:font-weight-asian="bold" style:font-style-complex="normal" style:font-weight-complex="bold"/>
    </style:style>
    <style:style style:name="P67" style:family="paragraph" style:parent-style-name="Standard">
      <style:text-properties fo:font-style="normal" fo:font-weight="bold" officeooo:rsid="003a418d" officeooo:paragraph-rsid="003a418d" style:font-style-asian="normal" style:font-weight-asian="bold" style:font-style-complex="normal" style:font-weight-complex="bold"/>
    </style:style>
    <style:style style:name="P68" style:family="paragraph" style:parent-style-name="Standard">
      <style:text-properties fo:font-style="normal" fo:font-weight="bold" officeooo:rsid="00486b0a" officeooo:paragraph-rsid="00543c21" style:font-style-asian="normal" style:font-weight-asian="bold" style:font-style-complex="normal" style:font-weight-complex="bold"/>
    </style:style>
    <style:style style:name="P69" style:family="paragraph" style:parent-style-name="Standard">
      <style:text-properties fo:font-style="normal" fo:font-weight="normal" officeooo:rsid="003b3124" officeooo:paragraph-rsid="003d8da8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font-style="normal" fo:font-weight="normal" officeooo:rsid="003f1fde" officeooo:paragraph-rsid="003f1fde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0a96" style:font-weight-asian="bold" style:font-weight-complex="bold"/>
    </style:style>
    <style:style style:name="T3" style:family="text">
      <style:text-properties fo:font-weight="bold" officeooo:rsid="00309bc4" style:font-weight-asian="bold" style:font-weight-complex="bold"/>
    </style:style>
    <style:style style:name="T4" style:family="text">
      <style:text-properties fo:font-weight="bold" officeooo:rsid="0034d866" style:font-weight-asian="bold" style:font-weight-complex="bold"/>
    </style:style>
    <style:style style:name="T5" style:family="text">
      <style:text-properties fo:font-weight="bold" officeooo:rsid="0036963a" style:font-weight-asian="bold" style:font-weight-complex="bold"/>
    </style:style>
    <style:style style:name="T6" style:family="text">
      <style:text-properties fo:font-weight="bold" officeooo:rsid="0038ab24" style:font-weight-asian="bold" style:font-weight-complex="bold"/>
    </style:style>
    <style:style style:name="T7" style:family="text">
      <style:text-properties fo:font-weight="bold" officeooo:rsid="003af28e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0b3b4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0b3b4" style:font-style-asian="normal" style:font-weight-asian="normal" style:font-style-complex="normal" style:font-weight-complex="normal"/>
    </style:style>
    <style:style style:name="T12" style:family="text">
      <style:text-properties fo:color="#808080" fo:font-style="normal" style:font-style-asian="normal" style:font-style-complex="normal"/>
    </style:style>
    <style:style style:name="T13" style:family="text">
      <style:text-properties officeooo:rsid="002204d6"/>
    </style:style>
    <style:style style:name="T14" style:family="text">
      <style:text-properties officeooo:rsid="0022fd14"/>
    </style:style>
    <style:style style:name="T15" style:family="text">
      <style:text-properties officeooo:rsid="0025b4a4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34857b" style:font-style-asian="italic" style:font-style-complex="italic"/>
    </style:style>
    <style:style style:name="T18" style:family="text">
      <style:text-properties fo:font-style="italic" officeooo:rsid="0038ab24" style:font-style-asian="italic" style:font-style-complex="italic"/>
    </style:style>
    <style:style style:name="T19" style:family="text">
      <style:text-properties fo:font-style="italic" officeooo:rsid="003a418d" style:font-style-asian="italic" style:font-style-complex="italic"/>
    </style:style>
    <style:style style:name="T20" style:family="text">
      <style:text-properties fo:font-style="italic" officeooo:rsid="003caf73" style:font-style-asian="italic" style:font-style-complex="italic"/>
    </style:style>
    <style:style style:name="T21" style:family="text">
      <style:text-properties fo:font-style="italic" officeooo:rsid="003d8da8" style:font-style-asian="italic" style:font-style-complex="italic"/>
    </style:style>
    <style:style style:name="T22" style:family="text">
      <style:text-properties fo:font-style="italic" officeooo:rsid="003f1fde" style:font-style-asian="italic" style:font-style-complex="italic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9689d" style:font-weight-asian="normal" style:font-weight-complex="normal"/>
    </style:style>
    <style:style style:name="T26" style:family="text">
      <style:text-properties fo:font-weight="normal" officeooo:rsid="002b3321" style:font-weight-asian="normal" style:font-weight-complex="normal"/>
    </style:style>
    <style:style style:name="T27" style:family="text">
      <style:text-properties fo:font-weight="normal" officeooo:rsid="004c6878" style:font-weight-asian="normal" style:font-weight-complex="normal"/>
    </style:style>
    <style:style style:name="T28" style:family="text">
      <style:text-properties officeooo:rsid="002c0a96"/>
    </style:style>
    <style:style style:name="T29" style:family="text">
      <style:text-properties officeooo:rsid="002f0c2c"/>
    </style:style>
    <style:style style:name="T30" style:family="text">
      <style:text-properties officeooo:rsid="00309bc4"/>
    </style:style>
    <style:style style:name="T31" style:family="text">
      <style:text-properties officeooo:rsid="00340d34"/>
    </style:style>
    <style:style style:name="T32" style:family="text">
      <style:text-properties officeooo:rsid="0034857b"/>
    </style:style>
    <style:style style:name="T33" style:family="text">
      <style:text-properties officeooo:rsid="0034d866"/>
    </style:style>
    <style:style style:name="T34" style:family="text">
      <style:text-properties officeooo:rsid="0036963a"/>
    </style:style>
    <style:style style:name="T35" style:family="text">
      <style:text-properties style:text-position="sub 58%" officeooo:rsid="0036963a"/>
    </style:style>
    <style:style style:name="T36" style:family="text">
      <style:text-properties style:text-position="sub 58%" officeooo:rsid="002f0c2c"/>
    </style:style>
    <style:style style:name="T37" style:family="text">
      <style:text-properties officeooo:rsid="0038ab24"/>
    </style:style>
    <style:style style:name="T38" style:family="text">
      <style:text-properties officeooo:rsid="003a418d"/>
    </style:style>
    <style:style style:name="T39" style:family="text">
      <style:text-properties officeooo:rsid="003af28e"/>
    </style:style>
    <style:style style:name="T40" style:family="text">
      <style:text-properties officeooo:rsid="003b3124"/>
    </style:style>
    <style:style style:name="T41" style:family="text">
      <style:text-properties officeooo:rsid="003caf73"/>
    </style:style>
    <style:style style:name="T42" style:family="text">
      <style:text-properties fo:color="#666666"/>
    </style:style>
    <style:style style:name="T43" style:family="text">
      <style:text-properties fo:color="#666666" fo:font-style="normal" style:font-style-asian="normal" style:font-style-complex="normal"/>
    </style:style>
    <style:style style:name="T44" style:family="text">
      <style:text-properties fo:color="#666666" officeooo:rsid="003caf73"/>
    </style:style>
    <style:style style:name="T45" style:family="text">
      <style:text-properties fo:color="#666666" fo:font-weight="bold" style:font-weight-asian="bold" style:font-weight-complex="bold"/>
    </style:style>
    <style:style style:name="T46" style:family="text">
      <style:text-properties fo:color="#666666" fo:font-weight="bold" officeooo:rsid="001f0d75" style:font-weight-asian="bold" style:font-weight-complex="bold"/>
    </style:style>
    <style:style style:name="T47" style:family="text">
      <style:text-properties fo:color="#666666" officeooo:rsid="001f0d75"/>
    </style:style>
    <style:style style:name="T48" style:family="text">
      <style:text-properties fo:color="#666666" officeooo:rsid="004c6878"/>
    </style:style>
    <style:style style:name="T49" style:family="text">
      <style:text-properties officeooo:rsid="003d8da8"/>
    </style:style>
    <style:style style:name="T50" style:family="text">
      <style:text-properties officeooo:rsid="003f1fde"/>
    </style:style>
    <style:style style:name="T51" style:family="text">
      <style:text-properties fo:color="#00008b" fo:font-weight="bold" style:font-weight-asian="bold" style:font-weight-complex="bold"/>
    </style:style>
    <style:style style:name="T52" style:family="text">
      <style:text-properties fo:color="#800080" fo:font-weight="bold" style:font-weight-asian="bold" style:font-weight-complex="bold"/>
    </style:style>
    <style:style style:name="T53" style:family="text">
      <style:text-properties fo:color="#008000"/>
    </style:style>
    <style:style style:name="T54" style:family="text">
      <style:text-properties fo:color="#ff0000"/>
    </style:style>
    <style:style style:name="T55" style:family="text">
      <style:text-properties officeooo:rsid="0044d9a0"/>
    </style:style>
    <style:style style:name="T56" style:family="text">
      <style:text-properties officeooo:rsid="00469b0c"/>
    </style:style>
    <style:style style:name="T57" style:family="text">
      <style:text-properties fo:color="#0000ff" fo:font-weight="bold" style:font-weight-asian="bold" style:font-weight-complex="bold"/>
    </style:style>
    <style:style style:name="T58" style:family="text">
      <style:text-properties fo:color="#a9a9a9"/>
    </style:style>
    <style:style style:name="T59" style:family="text">
      <style:text-properties fo:color="#a9a9a9" officeooo:rsid="00469b0c"/>
    </style:style>
    <style:style style:name="T60" style:family="text">
      <style:text-properties fo:color="#a9a9a9" fo:font-weight="bold" officeooo:rsid="004c6878" style:font-weight-asian="bold" style:font-weight-complex="bold"/>
    </style:style>
    <style:style style:name="T61" style:family="text">
      <style:text-properties officeooo:rsid="00490f84"/>
    </style:style>
    <style:style style:name="T62" style:family="text">
      <style:text-properties officeooo:rsid="0049863c"/>
    </style:style>
    <style:style style:name="T63" style:family="text">
      <style:text-properties officeooo:rsid="004b31d6"/>
    </style:style>
    <style:style style:name="T64" style:family="text">
      <style:text-properties officeooo:rsid="0054c215"/>
    </style:style>
    <style:style style:name="T65" style:family="text">
      <style:text-properties officeooo:rsid="00569f5f"/>
    </style:style>
    <style:style style:name="T66" style:family="text">
      <style:text-properties officeooo:rsid="005afb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Język PL/PL</text:p>
      <text:p text:style-name="P1"/>
      <text:p text:style-name="P2"><text:tab/>Język PL/PL, jest językiem programowania – PL, <text:span text:style-name="T63">imperatywnym i mocno typowanym</text:span> ze składnią naśladującą język polski (stąd drugie PL), <text:span text:style-name="T63">zbliżoną do C, albo raczej do utartych praktyk z niego wyrosłych.</text:span></text:p>
      <text:p text:style-name="P1"/>
      <text:p text:style-name="P6">Podstawowa składnia wewnątrz procedur:</text:p>
      <text:p text:style-name="P5"><text:tab/><text:span text:style-name="T64">Z powodu chęci zachowania powszechnych zwyczajów, proponowana składnia jest</text:span> istotnie zbliżona do C, wyjąwszy kwestie <text:span text:style-name="T41">procedur/funkcji oraz</text:span> wskaźników, zamiast <text:span text:style-name="T63">których</text:span> <text:span text:style-name="T65">obecne </text:span>są referencje i nie ma również <text:span text:style-name="T13">unarnych</text:span> operatorów * i &amp;<text:span text:style-name="T41">.</text:span></text:p>
      <text:p text:style-name="P4"><text:tab/>Sam kod wewnątrz procedury składa się z instrukcji, oddzielonych średnikami. Białe znaki są ignorowane, prócz tego, że rozdzielają tokeny. Instrukcja może być instrukcj<text:span text:style-name="T66">ą</text:span> prostą, instrukcj<text:span text:style-name="T66">ą</text:span> złożoną, <text:span text:style-name="T41">jedną z instrukcji sterujących przepływem sterowania,</text:span> bądź deklaracją.</text:p>
      <text:p text:style-name="P3"/>
      <text:p text:style-name="P6">Deklaracje <text:span text:style-name="T15">obiektów</text:span></text:p>
      <text:p text:style-name="P47">Wszelkie obiekty (prócz anonimowych, pojawiających się w toku obliczania wyrażeń), przed użyciem muszą być zadeklarowane w następujący sposób: &lt;nazwa typu&gt; &lt;identyfikator&gt;;<text:span text:style-name="T8"> <text:s/></text:span><text:span text:style-name="T12">W </text:span><text:span text:style-name="T43">niektórych sytuacjach możliwa jest jeszcze inicjalizacja : </text:span></text:p>
      <text:p text:style-name="P65">&lt;nazwa typu&gt; &lt;identyfikator&gt; = &lt;dozwolona wartość typu&gt;; </text:p>
      <text:p text:style-name="P65"/>
      <text:p text:style-name="P61">Szarym kolorem oznaczone są opisy elementów języka, które nie są konieczne, aby w ogóle funkcjonował, zatem zostaną zaimplementowane w dalszej kolejności podczas jego rozwoju, bądź w razie wystąpienia nieprzewidzianych trudności – wcale.</text:p>
      <text:p text:style-name="P8"/>
      <text:p text:style-name="P8">Identyfikator</text:p>
      <text:p text:style-name="P18">W tym języku identyfikator może składać się ze znaków polskiego alfabetu, małych lub wielkich, i ewentualnie po choć jednym znaku alfabetu, z cyfr. Nazwa taka odnosi się do obiektu, o określonym podczas kompilacji typie.</text:p>
      <text:p text:style-name="P8"/>
      <text:p text:style-name="P8">Typy</text:p>
      <text:p text:style-name="P17">W tym języku typy dzielą się zasadniczo na typy atomiczne (proste) i referencje.</text:p>
      <text:p text:style-name="P17"/>
      <text:p text:style-name="P8">Typy atomiczne</text:p>
      <text:p text:style-name="P17">są podyktowane powszechn<text:span text:style-name="T41">ą</text:span> architekturą sprzętu i przyzwyczajeniami. </text:p>
      <text:p text:style-name="P7"><text:span text:style-name="T9">z</text:span><text:span text:style-name="T8">nak</text:span><text:span text:style-name="T10"> – to 8 bitów – char, </text:span><text:span text:style-name="T11">z literałami typu ‘ł’, ‘a’</text:span></text:p>
      <text:p text:style-name="P17"><text:span text:style-name="T1">całk</text:span> <text:s/>- 32 bity – int, ze standardowa arytmetyką</text:p>
      <text:p text:style-name="P51"><text:span text:style-name="T1">rzeczyw</text:span> – 32 bity – IEEE 754 float <text:span text:style-name="T14">i literałami typu 1.2 (separatorem dziesiętnym jest kropka)</text:span></text:p>
      <text:p text:style-name="P17"/>
      <text:p text:style-name="P9">Referencje</text:p>
      <text:p text:style-name="P19">do tablicy – zapewniony operator dostępu do elementu [] - zwraca wartość</text:p>
      <text:p text:style-name="P52">do obiektu – zapewniony selektor (kropka)</text:p>
      <text:p text:style-name="P52">do funkcji – zapewniony operator wywołania - (&lt;argumenty&gt;)</text:p>
      <text:p text:style-name="P19"/>
      <text:p text:style-name="P10">Tablice</text:p>
      <text:p text:style-name="P25">Deklaracja <text:span text:style-name="T16">całk a[7]; </text:span>tworzy tablicę i nazwa <text:span text:style-name="T16">a </text:span>oznacza referencję do niej. Do elementu tablicy dostęp zapewnia operator nawiasów kwadratowych. Nazwa <text:span text:style-name="T16">a</text:span> nie jest równoważna z adresem zerowego elementu (jak w C), nie ma wskaźników <text:span text:style-name="T42">i każda tablica na swym początku przechowuje 32bitowy swój rozmiar, do którego można się dostać (ale nie zmienić) selektorem (kropką), </text:span><text:span text:style-name="T44">na przykład</text:span><text:span text:style-name="T42"> a.</text:span><text:span text:style-name="T45">rozm </text:span><text:span text:style-name="T42">Język </text:span><text:span text:style-name="T44">zatem </text:span><text:span text:style-name="T42">może zapewniać sprawdzanie, czy indeks mieści się w rozmiarze tablicy, za każdym użyciem []. Jako, że nie ma w nim wyjątków, skutkowałoby to zakończeniem programu.</text:span></text:p>
      <text:p text:style-name="P24"/>
      <text:p text:style-name="P58"><text:soft-page-break/>Typy złożone</text:p>
      <text:p text:style-name="P53">Przykłady:</text:p>
      <text:p text:style-name="P50"><text:span text:style-name="T24">typ zespolona{</text:span><text:span text:style-name="T25">rzeczyw cz_rzeczywista; rzeczyw cz_zespolona;</text:span><text:span text:style-name="T24">};</text:span></text:p>
      <text:p text:style-name="P49">typ kot{całk wiek=2; rzeczyw wredność=+inf; funkcja zamiaucz = kotomiauczenie};</text:p>
      <text:p text:style-name="P54">pokazują, że struktury definiowane za pomocą słowa kluczowego „typ”, zachowują się bardzo podobnie do „typedef struct” w C, z dodatkiem wartości inicjalizacyjnych; albo do klas w C++.</text:p>
      <text:p text:style-name="P59"><text:span text:style-name="T24"><text:tab/>Deklaracja: </text:span><text:span text:style-name="T23">zespolona b;</text:span><text:span text:style-name="T24"> deklaruje w rzeczywistości referencję (pustą), będącą równoważna do: </text:span><text:span text:style-name="T23">zespolona b = </text:span><text:span text:style-name="T16">nic</text:span><text:span text:style-name="T23">;</text:span><text:span text:style-name="T24"> gdzie </text:span>nic<text:span text:style-name="T24"> jest wyróżnionym literałem. Instancjacja obiektu od</text:span><text:span text:style-name="T26">b</text:span><text:span text:style-name="T24">ywa się konstrukcją w formie: </text:span><text:span text:style-name="T23">zespolona b = nowa zespolona;</text:span><text:span text:style-name="T24"> </text:span><text:span text:style-name="T27">Konstrukcja</text:span><text:span text:style-name="T24"> </text:span>nowa<text:span text:style-name="T24"> &lt;nazwa typu&gt;; powoduje utworzenie na stercie nowego obiektu. </text:span>zapomnij &lt;<text:span text:style-name="T24">referencja do obiektu</text:span>&gt;<text:span text:style-name="T24">; powoduje zwolnienie pamięci na stercie.</text:span> </text:p>
      <text:p text:style-name="P11"/>
      <text:p text:style-name="P11">Struktury kontroli przepływu sterowania</text:p>
      <text:p text:style-name="P26">Przykład języka C pokazuje, że do budowania kodu imperatywnego wystarczą w istocie dwie struktury – warunek i pętla, odpowiednio w C <text:span text:style-name="T16">if</text:span> i <text:span text:style-name="T16">while</text:span>. PL/PL zapewnia ten minimalny zbiór.</text:p>
      <text:p text:style-name="P27">Zarys gramatyki prostego kodu imperatywnego:</text:p>
      <text:p text:style-name="P19">&lt;<text:span text:style-name="T28">lista instrukcji</text:span>&gt; :<text:span text:style-name="T28">= &lt;instrukcja&gt;+</text:span></text:p>
      <text:p text:style-name="P20">&lt;<text:span text:style-name="T28">instrukcja</text:span>&gt; :<text:span text:style-name="T28">= &lt;instrukcja wyboru&gt; | &lt;instrukcja pętli&gt; | &lt;instrukcja złożona&gt; | &lt;instrukcja prosta&gt; | &lt;instrukcja wkroczenia&gt; | &lt;instrukcja powrotu&gt; | &lt;deklaracja atomiczna&gt; </text:span></text:p>
      <text:p text:style-name="P21">&lt;<text:span text:style-name="T28">instrukcja wyboru</text:span>&gt; :<text:span text:style-name="T28">= </text:span><text:span text:style-name="T1">jeśli(</text:span>&lt;wyrażenie&gt;<text:span text:style-name="T1">)</text:span>&lt;instrukcja&gt; <text:span text:style-name="T1">inaczej</text:span> &lt;instrukcja&gt;</text:p>
      <text:p text:style-name="P21">&lt;<text:span text:style-name="T28">instrukcja pętli</text:span>&gt; :<text:span text:style-name="T28">= </text:span><text:span text:style-name="T1">dopóki(</text:span>&lt;wyrażenie&gt;<text:span text:style-name="T1">)</text:span>&lt;instrukcja&gt;</text:p>
      <text:p text:style-name="P21">&lt;<text:span text:style-name="T28">instrukcja złożona</text:span>&gt; :<text:span text:style-name="T28">= </text:span><text:span text:style-name="T2">{</text:span><text:span text:style-name="T28">&lt;lista instrukcji&gt;</text:span><text:span text:style-name="T2">}</text:span></text:p>
      <text:p text:style-name="P21">&lt;<text:span text:style-name="T28">instrukcja prosta</text:span>&gt; :<text:span text:style-name="T28">= &lt;wywołanie&gt;</text:span><text:span text:style-name="T2">;</text:span><text:span text:style-name="T28"> | &lt;przypisanie&gt;</text:span><text:span text:style-name="T2">;</text:span></text:p>
      <text:p text:style-name="P21">&lt;<text:span text:style-name="T28">przypisanie</text:span>&gt; :<text:span text:style-name="T28">= &lt;identyfikator&gt; </text:span><text:span text:style-name="T2">=</text:span><text:span text:style-name="T28"> &lt;wyrażenie&gt;</text:span><text:span text:style-name="T2">;</text:span></text:p>
      <text:p text:style-name="P23">&lt;<text:span text:style-name="T34">deklaracja atomiczna</text:span>&gt; :<text:span text:style-name="T34">= &lt;nazwa typu&gt; &lt;identyfikator&gt;</text:span><text:span text:style-name="T5">; </text:span></text:p>
      <text:p text:style-name="P23"><text:span text:style-name="T5"><text:tab/><text:tab/><text:tab/><text:tab/></text:span><text:span text:style-name="T60">| </text:span><text:span text:style-name="T47">&lt;nazwa typu&gt; &lt;identyfikator&gt; </text:span><text:span text:style-name="T46">=</text:span><text:span text:style-name="T47"> &lt;</text:span><text:span text:style-name="T48">literał</text:span><text:span text:style-name="T47">&gt;</text:span><text:span text:style-name="T46">;</text:span><text:span text:style-name="T47"> </text:span></text:p>
      <text:p text:style-name="P62">Instrukcje wkroczenia i powrotu opisane są później.</text:p>
      <text:p text:style-name="P66"/>
      <text:p text:style-name="P12">Wyrażenia</text:p>
      <text:p text:style-name="P28">Wyrażenia mają działać zgodnie z zasadami arytmetyki i z oczekiwaniami (językiem C).</text:p>
      <text:p text:style-name="P28">Zatem <text:span text:style-name="T16">i = 2+7*(2-5*a);</text:span> powinien być poprawnym napisem, o ile <text:span text:style-name="T16">i</text:span> oraz <text:span text:style-name="T20">a</text:span> są typami atomicznymi.</text:p>
      <text:p text:style-name="P28">Na referencjach nie ma zdefiniowanych operacji arytmetycznych, więc ich występowanie bez selektorów ([] dla tablic, <text:span text:style-name="T42">albo kropka dla obiektów</text:span>) jest ograniczone do wywołań funkcji z argumentami odpowiedniego typu i przypisania wartości referencji zwracanych przez funkcje.</text:p>
      <text:p text:style-name="P46">f(a,b,c); a=f(a,b,c);</text:p>
      <text:p text:style-name="P46"/>
      <text:p text:style-name="P13">Operatory</text:p>
      <text:p text:style-name="P13"><text:span text:style-name="T24">arytmetyczne: </text:span>^ * / % + - <text:span text:style-name="T24">(bez % dla liczb zmiennoprzecinkowych),</text:span></text:p>
      <text:p text:style-name="P60"><text:span text:style-name="T24">preinkrementacji, postinkrementacji </text:span>++<text:span text:style-name="T24">, oraz predekrementacji i postdekrementacji -- </text:span><text:span text:style-name="T27">(dla całk.)</text:span></text:p>
      <text:p text:style-name="P29">logiczne: <text:span text:style-name="T1">oraz lub nie </text:span>(AND OR NOT), pracujące na liczbach całkowitych, gdzie 0 – fałsz, 1 – prawda.</text:p>
      <text:p text:style-name="P57">Istnieje operator dwuargumentowy <text:span text:style-name="T1">^</text:span>, w charakterze operator potęgowania, jako że <text:span text:style-name="T49">definiuje się</text:span> operacji bitowych. </text:p>
      <text:p text:style-name="P29"/>
      <text:p text:style-name="P29">&lt;<text:span text:style-name="T29">wyrażenie</text:span>&gt; :<text:span text:style-name="T29">= </text:span><text:span text:style-name="T3">(</text:span><text:span text:style-name="T29">&lt;wyrażenie&gt;</text:span><text:span text:style-name="T3">) </text:span><text:span text:style-name="T30">| &lt;wyrażenie&gt; &lt;operator dwuargumentowy&gt; &lt;wyrażenie&gt; | &lt;identyfikator </text:span><text:span text:style-name="T36">(obiektu atomicznego)</text:span><text:span text:style-name="T29">&gt;</text:span></text:p>
      <text:p text:style-name="P29"/>
      <text:p text:style-name="P14">Procedury i funkcje</text:p>
      <text:p text:style-name="P30"><text:tab/>W tym miejscu opisywany język odchodzi od form obecnie powszechnych, nie posiadając składni definicji funkcji jako takiej. Zdecydowaliśmy się bowiem odkopać archaiczny pomysł, obecny niegdyś w PL/I, czy COBOLu – wielokrotne punkty wejścia (multiple entry points). W tych językach <text:span text:style-name="T31">istniała mniej więcej </text:span><text:span text:style-name="T21">zwyczajna</text:span><text:span text:style-name="T31"> składnia procedury, z nagłówkiem zawierającym nazwę (i informacje o parametrach), a po niej blok kodu, tyle, że w tym kodzie mogło wystąpić specjalne </text:span><text:soft-page-break/><text:span text:style-name="T31">słowo kluczowe (ENTRY &lt;nazwa&gt;). Instrukcja CALL &lt;nazwa&gt; powodowała wskoczenie sterowania do funkcji, ale w miejscu zaznaczonym owym ENTRY, a nie na początku.</text:span></text:p>
      <text:p text:style-name="P30"><text:tab/><text:span text:style-name="T32">Można sobie oczywiście wyobrazić, że jeśli istnieje byt zwany funkcją, z jednym punktem wejścia i wieloma punktami wyjścia (wieloma instrukcjami powrotu, </text:span><text:span text:style-name="T17">return</text:span><text:span text:style-name="T32">), to możliwe jest opisanie bytu posiadającego wiele punktów wejściowych, czy też wkroczenia sterowania, bez wyróżniania jakiegokolwiek z nich. Taki model jest realizowany w języku PL/PL.</text:span></text:p>
      <text:p text:style-name="P30"><text:tab/><text:span text:style-name="T32">Najogólniejszym stopniem organizacji kodu jest zatem pojedynczy, ograniczony nawiasami (wąsatymi) blok kodu, z zaznaczeniem, jaki typ zwracany jest przy powrocie z niego – gdyby różne instrukcje powrotu zwracały różne typy, powstałby ciężko rozwiązywalny nieporządek.</text:span></text:p>
      <text:p text:style-name="P32">Ogólna składnia zatem <text:span text:style-name="T49">przyjmuje postać</text:span>:</text:p>
      <text:p text:style-name="P21"><text:span text:style-name="T1">procedura</text:span> <text:span text:style-name="T32">(</text:span><text:span text:style-name="T1">-&gt;</text:span> &lt;nazwa typu (zwracanego)&gt;<text:span text:style-name="T32">)?</text:span> {&lt;<text:span text:style-name="T32">lista instrukcji</text:span>&gt;}</text:p>
      <text:p text:style-name="P31">Nawias przed strzałką, <text:span text:style-name="T33">po którym następuje znak zapytania jest tu elementem metajęzyka, żeby opisać, że kiedy procedura nic nie zwraca, strzałka i nazwa typu nie są potrzebne. Na przykład:</text:span></text:p>
      <text:p text:style-name="P22"><text:span text:style-name="T1">procedura</text:span> -<text:span text:style-name="T1">&gt; </text:span><text:span text:style-name="T4">całk</text:span> {&lt;<text:span text:style-name="T34">lista instrukcji</text:span>&gt;}</text:p>
      <text:p text:style-name="P22"><text:span text:style-name="T1">procedura</text:span> {<text:span text:style-name="T33">&lt;lista instrukcji&gt;</text:span>} - <text:span text:style-name="T34">nic nie zwraca.</text:span></text:p>
      <text:p text:style-name="P22"><text:tab/><text:span text:style-name="T49">Celem zaznaczenia punktów wejścia i wyjścia, istnieją dwie wyróżnione instrukcje:</text:span></text:p>
      <text:p text:style-name="P22">&lt;<text:span text:style-name="T34">instrukcja powrotu</text:span>&gt; :<text:span text:style-name="T34">= </text:span><text:span text:style-name="T5">zwróć(</text:span><text:span text:style-name="T34">&lt;identyfikator </text:span><text:span text:style-name="T35">(o typie zgodnym z sygnaturą na górze procedury)</text:span><text:span text:style-name="T34">&gt;</text:span><text:span text:style-name="T5">);</text:span></text:p>
      <text:p text:style-name="P22">&lt;<text:span text:style-name="T34">instrukcja wkroczenia</text:span>&gt; :<text:span text:style-name="T34">= </text:span><text:span text:style-name="T5">zacznij </text:span><text:span text:style-name="T34">&lt;identyfikator </text:span><text:span text:style-name="T35">– nazwa „funkcji”</text:span><text:span text:style-name="T34">&gt;</text:span><text:span text:style-name="T5">(</text:span><text:span text:style-name="T34">&lt;lista parametrów formalnych&gt;</text:span><text:span text:style-name="T5">);</text:span></text:p>
      <text:p text:style-name="P33"><text:tab/>Instrukcja powrotu, działa zgodnie z obyczajem, <text:span text:style-name="T37">umożliwiając powrót sterowania do procedury wywołującej, zabierając ze sobą wartość zwracaną.</text:span></text:p>
      <text:p text:style-name="P33"><text:tab/><text:span text:style-name="T37">Instrukcja wkroczenia jest jakoby deklaracją funkcji – </text:span><text:span text:style-name="T6">zacznij </text:span><text:span text:style-name="T37">f(</text:span><text:span text:style-name="T6">całk</text:span><text:span text:style-name="T37"> a);</text:span><text:span text:style-name="T6"> </text:span><text:span text:style-name="T37">sprawia, że w globalnej przestrzeni nazw pojawia się</text:span><text:span text:style-name="T18"> referencja do wkroczenia</text:span><text:span text:style-name="T37">, pod nazwą f. Można zatem, z dowolnego miejsca wywołać f(7); Sterowanie wkroczy do funkcji, w miejscu oznaczonym przez odpowiednie </text:span><text:span text:style-name="T6">zacznij</text:span><text:span text:style-name="T37">, skopiuje wartości przekazanych argumentów do zmiennych lokalnych i będzie wykonywać kod procedury, do napotkania instrukcji </text:span><text:span text:style-name="T6">zwróć</text:span><text:span text:style-name="T37">, ignorując (przeskakując) wszystkie kolejno napotkane instrukcje wkroczenia.</text:span></text:p>
      <text:p text:style-name="P33"><text:tab/><text:span text:style-name="T37">Procedura z</text:span><text:span text:style-name="T18"> n </text:span><text:span text:style-name="T37">punktami wejścia i pewną liczbą punktów wyjścia, jeśli się zastanowić, równoważna jest </text:span><text:span text:style-name="T18">n</text:span><text:span text:style-name="T37"> zwyczajnym funkcjom, z fragmentami (lub większością) nakładającego się kodu. Z tego też powodu, </text:span><text:span text:style-name="T18">referencję do wkroczenia</text:span><text:span text:style-name="T37">, można istotnie nazwać </text:span><text:span text:style-name="T19">funkcją</text:span><text:span text:style-name="T38">.</text:span></text:p>
      <text:p text:style-name="P56"><text:tab/>Zatem konstrukcja <text:span text:style-name="T1">funkcja</text:span> g = policzPoleTrójkąta; jest bliska <text:span text:style-name="T49">znaczeniowo </text:span>wskaźnikowi na funkcję w C i zachowujemy słowo kluczowe <text:span text:style-name="T1">funkcja</text:span> w tym kontekście, chociaż nazwę <text:span text:style-name="T16">policzPoleTrójkąta, </text:span>należałoby określić ściślej mianem nazwy punktu wejścia/wkroczenia, jako że musiała zostać zadeklarowana gdzieś indziej instrukcją postaci np.:<text:span text:style-name="T1"> </text:span></text:p>
      <text:p text:style-name="P55"><text:span text:style-name="T1">zacznij </text:span>policzPoleTrójkąta(<text:span text:style-name="T1">rzeczyw </text:span>a, <text:span text:style-name="T1">rzeczyw </text:span>h);<text:span text:style-name="T1"> </text:span></text:p>
      <text:p text:style-name="P67"/>
      <text:p text:style-name="P15">Przykład<text:span text:style-name="T49">y</text:span> procedur:</text:p>
      <text:p text:style-name="P34"><text:span text:style-name="T1">procedura -&gt;</text:span> <text:span text:style-name="T1">całk</text:span></text:p>
      <text:p text:style-name="P34">{</text:p>
      <text:p text:style-name="P34"><text:s text:c="4"/><text:span text:style-name="T1">całk</text:span> w;</text:p>
      <text:p text:style-name="P34"><text:s text:c="4"/><text:span text:style-name="T1">zacznij</text:span> proporcjonalna(<text:span text:style-name="T1">całk</text:span> a, <text:span text:style-name="T1">całk</text:span> x);</text:p>
      <text:p text:style-name="P34"><text:s text:c="4"/><text:span text:style-name="T1">całk</text:span> b=0;</text:p>
      <text:p text:style-name="P34"><text:s text:c="4"/><text:span text:style-name="T1">zacznij</text:span> liniowa(<text:span text:style-name="T1">całk</text:span> a, <text:span text:style-name="T1">całk</text:span> b, <text:span text:style-name="T1">całk</text:span> x);</text:p>
      <text:p text:style-name="P34"><text:s text:c="4"/>w = a*x+b;</text:p>
      <text:p text:style-name="P34"><text:s text:c="4"/><text:span text:style-name="T1">jeśli</text:span>(a&lt;0)</text:p>
      <text:p text:style-name="P34"><text:s text:c="4"/>{</text:p>
      <text:p text:style-name="P34"><text:s text:c="8"/>pisz("Funkcja zwraca liczbe ujemną");</text:p>
      <text:p text:style-name="P34"><text:s text:c="8"/><text:span text:style-name="T1">zwróć</text:span>(w);</text:p>
      <text:p text:style-name="P34"><text:s text:c="4"/>}</text:p>
      <text:p text:style-name="P34"><text:s text:c="4"/><text:span text:style-name="T1">inaczej</text:span>{piszf("Funkcja zwraca %d", w); <text:span text:style-name="T1">zwróć</text:span>(w);}</text:p>
      <text:p text:style-name="P34">}</text:p>
      <text:p text:style-name="P37"><text:tab/>Powyższa procedura ilustruje opisaną składnię, dając jeden z prostszych przykładów jej wykorzystania, do zapewnienia ekwiwalentu parametrów domyślnych. Postulujemy również, jeśli nie sprawi to technicznych problemów, możliwość przeładowania nazw funkcji/wkroczeń <text:soft-page-break/>(identyfikację nie tylko po nazwie, ale też po typach parametrów), co uczyniłoby tę składnię może nawet użyteczną.</text:p>
      <text:p text:style-name="P34"><text:tab/><text:span text:style-name="T40">Chwila uwagi pozwala zauważyć problem wymagający doprecyzowania - czy linie:</text:span></text:p>
      <text:p text:style-name="P35"><text:span text:style-name="T1"><text:tab/><text:tab/><text:tab/><text:tab/>całk</text:span> b=0;</text:p>
      <text:p text:style-name="P36"><text:span text:style-name="T1"><text:tab/><text:tab/><text:tab/><text:tab/>zacznij</text:span> liniowa(<text:span text:style-name="T1">całk</text:span> a, <text:span text:style-name="T1">całk</text:span> b, <text:span text:style-name="T1">całk</text:span> x); </text:p>
      <text:p text:style-name="P69">zawierają redeklarację zmiennej b?</text:p>
      <text:p text:style-name="P39"><text:tab/>Rozwiązaniem tego problemu byłby sztywny wymóg zgromadzenia deklaracji na początku procedury i usunięcie nazw typów z list parametrów: </text:p>
      <text:p text:style-name="P38"><text:span text:style-name="T1">całk</text:span> a,b,x;<text:span text:style-name="T39"> </text:span><text:span text:style-name="T7">zacznij</text:span><text:span text:style-name="T39"> proporcjonalna(a,x); </text:span>b=0; <text:span text:style-name="T7">zacznij</text:span><text:span text:style-name="T39"> liniowa(a,b,x);</text:span></text:p>
      <text:p text:style-name="P39">co pozostaje opcją, w razie trudności implementacyjnych, zdecydowaliśmy się jednak przyjąć zasadę pozwalającą na pseudo – redeklarację, jeśli typ się zgadza i jest ona umieszczona na liście parametrów <text:span text:style-name="T49">(a nie w ciągu instrukcji).</text:span></text:p>
      <text:p text:style-name="P38">Zatem <text:span text:style-name="T1">całk a; zacznij </text:span>f(<text:span text:style-name="T1">całk</text:span> a); <text:span text:style-name="T1">zacznij</text:span> f(<text:span text:style-name="T1">całk</text:span> a, <text:span text:style-name="T1">całk</text:span> b); jest konstrukcją dozwoloną, ale</text:p>
      <text:p text:style-name="P38"><text:span text:style-name="T1">zacznij </text:span>f(<text:span text:style-name="T1">całk</text:span> a); <text:span text:style-name="T1">całk a; </text:span><text:s/><text:span text:style-name="T1">zacznij</text:span> f(<text:span text:style-name="T1">całk</text:span> a, <text:span text:style-name="T1">całk</text:span> b); albo </text:p>
      <text:p text:style-name="P38"><text:span text:style-name="T1">zacznij</text:span> f(<text:span text:style-name="T1">całk</text:span> a, <text:span text:style-name="T1">całk</text:span> b); <text:span text:style-name="T1">całk a; zacznij </text:span>f(<text:span text:style-name="T1">całk</text:span> a); już nie są dozwolone, ponieważ następuje w obu ostatnich przypadkach powtórna deklaracja, niebędąca częścią listy parametrów. </text:p>
      <text:p text:style-name="P40"><text:tab/><text:span text:style-name="T50">W powyższym przykładzie istnieje tylko jedna zmienna </text:span><text:span text:style-name="T22">a</text:span><text:span text:style-name="T50"> (deklaracja na liście formalnej umieszcza identyfikator w przestrzeni nazw całej procedury, niezależnie od zagnieżdżenia), w odróżnieniu, od konstrukcji znanej z C:</text:span></text:p>
      <text:p text:style-name="P41"><text:tab/>int a=2; </text:p>
      <text:p text:style-name="P41"><text:tab/>{</text:p>
      <text:p text:style-name="P41"><text:tab/><text:tab/>int a=3;</text:p>
      <text:p text:style-name="P41"><text:tab/>}</text:p>
      <text:p text:style-name="P41">która, jak sądzimy, też powinna zostać zachowana w opisywanym języku.</text:p>
      <text:p text:style-name="P42"/>
      <text:p text:style-name="P16">Przykład programu:</text:p>
      <text:p text:style-name="P63"><text:span text:style-name="T51">procedura</text:span> -&gt; <text:span text:style-name="T52">całk</text:span></text:p>
      <text:p text:style-name="P63">{</text:p>
      <text:p text:style-name="P63"><text:s text:c="4"/><text:span text:style-name="T52">całk</text:span> odp;</text:p>
      <text:p text:style-name="P63"><text:s text:c="4"/><text:span text:style-name="T57">zacznij</text:span> <text:span text:style-name="T53">ack</text:span>(<text:span text:style-name="T52">całk</text:span> m, <text:span text:style-name="T52">całk</text:span> n);</text:p>
      <text:p text:style-name="P63"><text:s text:c="4"/><text:span text:style-name="T51">jeśli</text:span>(m==0){odp = n+1;}</text:p>
      <text:p text:style-name="P63"><text:s text:c="4"/><text:span text:style-name="T51">inaczej</text:span> <text:span text:style-name="T51">jeśli</text:span>(n==0){odp = <text:span text:style-name="T53">ack</text:span>(m-1, 1);}</text:p>
      <text:p text:style-name="P63"><text:s text:c="4"/><text:span text:style-name="T51">inaczej</text:span>{odp = <text:span text:style-name="T53">ack</text:span>(m-1, <text:span text:style-name="T53">ack</text:span>(m,n-1));}</text:p>
      <text:p text:style-name="P63"><text:s text:c="4"/><text:span text:style-name="T57">zwróć</text:span>(odp);</text:p>
      <text:p text:style-name="P63">}</text:p>
      <text:p text:style-name="P63"/>
      <text:p text:style-name="P64">procedura</text:p>
      <text:p text:style-name="P63">{</text:p>
      <text:p text:style-name="P63"><text:s text:c="4"/><text:span text:style-name="T52">całk</text:span> i,j;</text:p>
      <text:p text:style-name="P63"><text:s text:c="4"/><text:span text:style-name="T57">zacznij</text:span> <text:span text:style-name="T51">program</text:span>();</text:p>
      <text:p text:style-name="P63"><text:s text:c="4"/>i=0;</text:p>
      <text:p text:style-name="P63"><text:s text:c="4"/><text:span text:style-name="T51">dopóki</text:span>(i&lt;3)</text:p>
      <text:p text:style-name="P63"><text:s text:c="4"/>{</text:p>
      <text:p text:style-name="P63"><text:s text:c="8"/>j=0;</text:p>
      <text:p text:style-name="P63"><text:s text:c="8"/><text:span text:style-name="T51">dopóki</text:span>(j&lt;3)</text:p>
      <text:p text:style-name="P63"><text:s text:c="8"/>{</text:p>
      <text:p text:style-name="P63"><text:s text:c="12"/><text:span text:style-name="T53">piszf</text:span>(<text:span text:style-name="T54">"Wartość funkcji Ackermana(%d, %d) to %d\n"</text:span>, <text:tab/><text:tab/><text:tab/><text:tab/>i,j,<text:span text:style-name="T53">ack</text:span>(i,j));<text:span text:style-name="T58">/* </text:span><text:span text:style-name="T59">to jest kontynuacja poprzedniej linii*/</text:span></text:p>
      <text:p text:style-name="P63"><text:s text:c="12"/>j++;</text:p>
      <text:p text:style-name="P63"><text:s text:c="8"/>}</text:p>
      <text:p text:style-name="P63"><text:s text:c="8"/>i++;</text:p>
      <text:p text:style-name="P63"><text:s text:c="4"/>}</text:p>
      <text:p text:style-name="P63"><text:span text:style-name="T56"><text:s text:c="4"/></text:span><text:span text:style-name="T59">//niejawne zwróć na końcu procedury</text:span></text:p>
      <text:p text:style-name="P63">}</text:p>
      <text:p text:style-name="P16"/>
      <text:p text:style-name="P43">Jak widać, <text:span text:style-name="T1">zacznij</text:span> <text:span text:style-name="T1">program</text:span>(); nadaje się na oznaczenie punktu wejścia do programu, <text:span text:style-name="T55">a osobliwa składnia procedur/wielo-funkcji łatwo redukuje się do równoważnika zwykłych funkcji.</text:span></text:p>
      <text:p text:style-name="P68"/>
      <text:p text:style-name="P68"/>
      <text:p text:style-name="P68"><text:soft-page-break/>Uwagi dotyczące implementacji</text:p>
      <text:p text:style-name="P44"><text:tab/>Mamy na celu, wykorzystując ANTLR, napisać kompilator tego języka do pewnego asemblera (języka niskiego poziomu). Nie wykluczamy możliwości napisania własnej maszyny wirtualnej, wykonującej bezpośrednio te<text:span text:style-name="T62">n</text:span> asembler, byłaby użyteczna przy debugowaniu, chociaż nie uważamy tego za konieczne. Ze względu na charakter przedsięwzięcia, jego maksymalną możliwą objętość i z definicji ograniczoną użyteczność, nie <text:span text:style-name="T62">uznajemy</text:span> za priorytetowe kwestii przenośności generowanego kodu/samego kompilatora, czy optymalizacji. Translacja do asemblera wyrażeń, instrukcji zawierających proste zmienne i opisanych <text:span text:style-name="T62">powyżej podstawowych</text:span> struktur sterowania przepływem, wydaje się być zadaniem wykonalnym w dostępnym, ograniczonym czasie natomiast <text:span text:style-name="T61">implementacja szerszej gramatyki języka (np. referencji do funkcji), może zrodzić nieprzewidziane trudności i również nie jest niezbędna aby język stanowił funkcjonalną całość. Niewątpliwą zaletą byłoby zapewnienie choćby częściowej dostępności funkcji standardowej biblioteki języka C (GNU libc), co jest teoretycznie możliwe.</text:span></text:p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887cm" fo:margin-bottom="2.00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6T08:00:01.873000000</meta:creation-date>
    <dc:date>2022-03-16T23:43:38.146000000</dc:date>
    <meta:editing-duration>PT7H32M5S</meta:editing-duration>
    <meta:editing-cycles>41</meta:editing-cycles>
    <meta:generator>LibreOffice/6.0.5.2$Windows_X86_64 LibreOffice_project/54c8cbb85f300ac59db32fe8a675ff7683cd5a16</meta:generator>
    <meta:print-date>2022-03-16T23:34:29.717000000</meta:print-date>
    <meta:document-statistic meta:table-count="0" meta:image-count="0" meta:object-count="0" meta:page-count="5" meta:paragraph-count="133" meta:word-count="1596" meta:character-count="12149" meta:non-whitespace-character-count="10444"/>
  </office:meta>
</office:document-meta>
</file>